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526f" style:font-size-asian="11pt" style:font-size-complex="11pt"/>
    </style:style>
    <style:style style:name="P6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49a297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3e00b9" officeooo:paragraph-rsid="023e00b9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49a297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503173" officeooo:paragraph-rsid="0350317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4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6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7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8" style:family="paragraph" style:parent-style-name="Text_20_body">
      <style:paragraph-properties fo:margin-left="0in" fo:margin-right="0in" fo:margin-top="0in" fo:margin-bottom="0.0201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19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52ab58" style:font-size-asian="11pt" style:font-size-complex="11pt"/>
    </style:style>
    <style:style style:name="P20" style:family="paragraph" style:parent-style-name="List_20_Paragraph">
      <style:paragraph-properties fo:margin-left="0in" fo:margin-right="0in" fo:margin-top="0in" fo:margin-bottom="0.0201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rsid="035b6d60" officeooo:paragraph-rsid="035b6d60" style:font-size-asian="11pt" style:font-size-complex="11pt"/>
    </style:style>
    <style:style style:name="P21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2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23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9214f" style:font-size-asian="11pt" style:font-size-complex="11pt"/>
    </style:style>
    <style:style style:name="P27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2a8809a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31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5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6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7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41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2" style:family="text">
      <style:text-properties fo:color="#000000" style:font-name="Times New Roman" fo:language="fi" fo:country="FI" style:text-underline-style="none" fo:font-weight="normal" officeooo:rsid="0192f2dd" fo:background-color="#ffffff" loext:char-shading-value="0" style:font-weight-asian="normal" style:font-weight-complex="normal"/>
    </style:style>
    <style:style style:name="T43" style:family="text">
      <style:text-properties fo:color="#000000" style:font-name="Times New Roman" fo:language="fi" fo:country="FI" style:text-underline-style="none" fo:font-weight="normal" officeooo:rsid="0459229f" fo:background-color="#ffffff" loext:char-shading-value="0" style:font-weight-asian="normal" style:font-weight-complex="normal"/>
    </style:style>
    <style:style style:name="T44" style:family="text">
      <style:text-properties fo:color="#000000" style:font-name="Times New Roman" fo:language="fi" fo:country="FI" style:text-underline-style="none" fo:font-weight="normal" officeooo:rsid="045a5a32" fo:background-color="#ffffff" loext:char-shading-value="0" style:font-weight-asian="normal" style:font-weight-complex="normal"/>
    </style:style>
    <style:style style:name="T45" style:family="text">
      <style:text-properties fo:color="#000000" style:font-name="Times New Roman" fo:language="fi" fo:country="FI" style:text-underline-style="none" fo:font-weight="normal" officeooo:rsid="033b7e87" fo:background-color="#ffffff" loext:char-shading-value="0" style:font-weight-asian="normal" style:font-weight-complex="normal"/>
    </style:style>
    <style:style style:name="T46" style:family="text">
      <style:text-properties fo:color="#000000" style:font-name="Times New Roman" fo:language="fi" fo:country="FI" style:text-underline-style="none" fo:font-weight="normal" officeooo:rsid="0369214f" fo:background-color="#ffffff" loext:char-shading-value="0" style:font-weight-asian="normal" style:font-weight-complex="normal"/>
    </style:style>
    <style:style style:name="T47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8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9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50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51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52" style:family="text">
      <style:text-properties fo:color="#000000" style:font-name="Times New Roman" fo:language="fi" fo:country="FI" fo:font-style="normal" style:text-underline-style="none" fo:font-weight="normal" officeooo:rsid="03667ff5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53" style:family="text">
      <style:text-properties fo:color="#000000" style:font-name="Times New Roman" fo:language="fi" fo:country="FI" fo:font-style="normal" style:text-underline-style="none" fo:font-weight="normal" officeooo:rsid="0369214f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54" style:family="text">
      <style:text-properties fo:color="#000000" style:font-name="Times New Roman" fo:language="fi" fo:country="FI" style:text-underline-style="solid" style:text-underline-width="auto" style:text-underline-color="font-color" fo:font-weight="normal" officeooo:rsid="0459229f" fo:background-color="#ffffff" loext:char-shading-value="0" style:font-weight-asian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7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8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9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60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61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62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63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64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65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66" style:family="text">
      <style:text-properties fo:color="#000000" fo:language="fi" fo:country="FI" style:text-underline-style="solid" style:text-underline-width="auto" style:text-underline-color="font-color" fo:font-weight="normal" officeooo:rsid="0459229f" fo:background-color="#ffffff" loext:char-shading-value="0" style:font-weight-asian="normal" style:font-weight-complex="normal"/>
    </style:style>
    <style:style style:name="T67" style:family="text">
      <style:text-properties fo:color="#000000" fo:language="fi" fo:country="FI" style:text-underline-style="none" fo:font-weight="normal" officeooo:rsid="0459229f" fo:background-color="#ffffff" loext:char-shading-value="0" style:font-weight-asian="normal" style:font-weight-complex="normal"/>
    </style:style>
    <style:style style:name="T68" style:family="text">
      <style:text-properties fo:color="#000000" fo:language="fi" fo:country="FI" style:text-underline-style="none" fo:font-weight="normal" officeooo:rsid="033b7e87" fo:background-color="#ffffff" loext:char-shading-value="0" style:font-weight-asian="normal" style:font-weight-complex="normal"/>
    </style:style>
    <style:style style:name="T69" style:family="text">
      <style:text-properties fo:color="#000000" fo:language="fi" fo:country="FI" style:text-underline-style="none" fo:font-weight="normal" officeooo:rsid="0192f2dd" fo:background-color="#ffffff" loext:char-shading-value="0" style:font-weight-asian="normal" style:font-weight-complex="normal"/>
    </style:style>
    <style:style style:name="T70" style:family="text">
      <style:text-properties fo:color="#000000" fo:language="fi" fo:country="FI" style:text-underline-style="none" fo:font-weight="normal" officeooo:rsid="045a5a32" fo:background-color="#ffffff" loext:char-shading-value="0" style:font-weight-asian="normal" style:font-weight-complex="normal"/>
    </style:style>
    <style:style style:name="T71" style:family="text">
      <style:text-properties officeooo:rsid="00260b39"/>
    </style:style>
    <style:style style:name="T72" style:family="text">
      <style:text-properties officeooo:rsid="00278b3f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137f45c" style:font-weight-asian="normal" style:font-weight-complex="normal"/>
    </style:style>
    <style:style style:name="T75" style:family="text">
      <style:text-properties fo:font-weight="normal" officeooo:rsid="00278b3f" style:font-weight-asian="normal" style:font-weight-complex="normal"/>
    </style:style>
    <style:style style:name="T76" style:family="text">
      <style:text-properties fo:font-weight="normal" officeooo:rsid="02674a71" style:font-weight-asian="normal" style:font-weight-complex="normal"/>
    </style:style>
    <style:style style:name="T77" style:family="text">
      <style:text-properties fo:font-weight="normal" officeooo:rsid="02ce3488" style:font-weight-asian="normal" style:font-weight-complex="normal"/>
    </style:style>
    <style:style style:name="T78" style:family="text">
      <style:text-properties fo:font-weight="normal" officeooo:rsid="02d0d670" style:font-weight-asian="normal" style:font-weight-complex="normal"/>
    </style:style>
    <style:style style:name="T79" style:family="text">
      <style:text-properties fo:font-weight="normal" officeooo:rsid="010209be" style:font-weight-asian="normal" style:font-weight-complex="normal"/>
    </style:style>
    <style:style style:name="T80" style:family="text">
      <style:text-properties fo:font-weight="normal" officeooo:rsid="02a81501" style:font-weight-asian="normal" style:font-weight-complex="normal"/>
    </style:style>
    <style:style style:name="T81" style:family="text">
      <style:text-properties fo:font-weight="normal" officeooo:rsid="03396ad7" style:font-weight-asian="normal" style:font-weight-complex="normal"/>
    </style:style>
    <style:style style:name="T82" style:family="text">
      <style:text-properties fo:font-weight="normal" officeooo:rsid="033189bf" style:font-weight-asian="normal" style:font-weight-complex="normal"/>
    </style:style>
    <style:style style:name="T83" style:family="text">
      <style:text-properties fo:font-weight="normal" officeooo:rsid="0349a297" style:font-weight-asian="normal" style:font-weight-complex="normal"/>
    </style:style>
    <style:style style:name="T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d93405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4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95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96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97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98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9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100" style:family="text">
      <style:text-properties style:text-underline-style="none" fo:font-weight="normal" style:font-weight-asian="normal" style:font-weight-complex="normal"/>
    </style:style>
    <style:style style:name="T101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102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103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104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105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106" style:family="text">
      <style:text-properties officeooo:rsid="003b8c87" style:font-name-complex="Arial1"/>
    </style:style>
    <style:style style:name="T107" style:family="text">
      <style:text-properties officeooo:rsid="00a98c5f" style:font-name-complex="Arial1"/>
    </style:style>
    <style:style style:name="T108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12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13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14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15" style:family="text">
      <style:text-properties style:font-name="Times New Roman" fo:font-weight="bold" style:font-weight-asian="bold" style:font-weight-complex="bold"/>
    </style:style>
    <style:style style:name="T116" style:family="text">
      <style:text-properties style:font-name="Times New Roman" fo:font-weight="bold" officeooo:rsid="023ac0bd" style:font-weight-asian="bold" style:font-weight-complex="bold"/>
    </style:style>
    <style:style style:name="T117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18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19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20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21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22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23" style:family="text">
      <style:text-properties style:font-name="Times New Roman" fo:letter-spacing="0.002in" officeooo:rsid="023ac0bd"/>
    </style:style>
    <style:style style:name="T124" style:family="text">
      <style:text-properties style:font-name="Times New Roman" fo:letter-spacing="0.002in" officeooo:rsid="02c940cf"/>
    </style:style>
    <style:style style:name="T125" style:family="text">
      <style:text-properties style:font-name="Times New Roman" fo:letter-spacing="0.002in" officeooo:rsid="015f885d"/>
    </style:style>
    <style:style style:name="T126" style:family="text">
      <style:text-properties style:font-name="Times New Roman" fo:letter-spacing="0.002in" officeooo:rsid="0307f9f1"/>
    </style:style>
    <style:style style:name="T127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28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29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30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31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32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33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34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35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36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37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38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39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40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41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42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43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44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45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46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47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48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49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50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51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52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53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54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55" style:family="text">
      <style:text-properties officeooo:rsid="00d92337"/>
    </style:style>
    <style:style style:name="T156" style:family="text">
      <style:text-properties officeooo:rsid="0137f45c"/>
    </style:style>
    <style:style style:name="T157" style:family="text">
      <style:text-properties officeooo:rsid="01f65f19"/>
    </style:style>
    <style:style style:name="T158" style:family="text">
      <style:text-properties officeooo:rsid="02ccee6b"/>
    </style:style>
    <style:style style:name="T159" style:family="text">
      <style:text-properties officeooo:rsid="02ce3488"/>
    </style:style>
    <style:style style:name="T160" style:family="text">
      <style:text-properties officeooo:rsid="03271583"/>
    </style:style>
    <style:style style:name="T161" style:family="text">
      <style:text-properties officeooo:rsid="033189bf"/>
    </style:style>
    <style:style style:name="T162" style:family="text">
      <style:text-properties fo:font-size="12pt" style:font-size-asian="12pt" style:font-size-complex="12pt"/>
    </style:style>
    <style:style style:name="T163" style:family="text">
      <style:text-properties officeooo:rsid="0349a297"/>
    </style:style>
    <style:style style:name="T164" style:family="text">
      <style:text-properties officeooo:rsid="034b463a"/>
    </style:style>
    <style:style style:name="T165" style:family="text">
      <style:text-properties officeooo:rsid="035170a6"/>
    </style:style>
    <style:style style:name="T166" style:family="text">
      <style:text-properties fo:font-style="italic" style:text-underline-style="none" officeooo:rsid="00391b97" style:font-style-asian="italic" style:font-style-complex="italic"/>
    </style:style>
    <style:style style:name="T167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2">Curriculum vitae<text:tab/><text:tab/><text:tab/><text:tab/><text:tab/><text:tab/><text:tab/></text:span><text:tab/><text:tab/></text:p>
      <text:p text:style-name="P16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7"><text:span text:style-name="T125">ORCID: 0000-0001-5537-637X </text:span><text:span text:style-name="T126">| </text:span><text:span text:style-name="T123">R</text:span><text:span text:style-name="T124">esearch website: http://www.iki.fi/Leo.Lahti</text:span></text:p>
      <text:p text:style-name="P7"><text:span text:style-name="T116">E</text:span><text:span text:style-name="T115">ducation</text:span></text:p>
      <text:p text:style-name="P3"><text:span text:style-name="T74">9/</text:span><text:span text:style-name="T73">20</text:span><text:span text:style-name="T75">15 </text:span><text:span text:style-name="T78">Title of </text:span><text:span text:style-name="T76">Docent </text:span><text:span text:style-name="T77">(Applied Mathematics)</text:span>, University of <text:span text:style-name="T72">Turku, Finland.</text:span></text:p>
      <text:p text:style-name="P4"><text:span text:style-name="T156">12/2010 </text:span>Doctor of Science <text:span text:style-name="T157">in </text:span>Technology <text:span text:style-name="T159">(Bioinformatics)</text:span>, <text:span text:style-name="T71">Aalto University</text:span>, <text:span text:style-name="T158">Finland</text:span><text:span text:style-name="T106">. </text:span></text:p>
      <text:p text:style-name="P4"><text:span text:style-name="T156">12/2003 </text:span>Master of Science <text:span text:style-name="T157">in </text:span>Technology <text:span text:style-name="T159">(Engineering Mathematics)</text:span>, <text:span text:style-name="T71">Helsinki Univ. Technology</text:span>, <text:span text:style-name="T158">Finland</text:span><text:span text:style-name="T107">. </text:span></text:p>
      <text:p text:style-name="P8"><text:span text:style-name="T155">7/2008 Bachelor </text:span>of Science <text:span text:style-name="T157">in Political Sciences (Practical Philosophy)</text:span>, <text:span text:style-name="T71">University of Helsinki</text:span>, <text:span text:style-name="T158">Finland.</text:span></text:p>
      <text:p text:style-name="P2">Current <text:span text:style-name="T160">positions</text:span></text:p>
      <text:p text:style-name="P11"><text:span text:style-name="T163">8/2019</text:span>- <text:s/><text:span text:style-name="T163">Associate Professor. </text:span><text:span text:style-name="T73">University of Turku. </text:span><text:span text:style-name="T83">Department of Future Technologies</text:span><text:span text:style-name="T100">. </text:span></text:p>
      <text:p text:style-name="P14">6/2019- Turku City Data Oy Board member and scientific advisor (from founding date). <text:s/></text:p>
      <text:p text:style-name="P13"><text:span text:style-name="T150">4/2017- </text:span><text:span text:style-name="T151">S</text:span><text:span text:style-name="T152">cientific advisor, </text:span><text:span text:style-name="T153">Machine Learning &amp; AI. </text:span><text:span text:style-name="T152">Blueprint Genetics </text:span><text:span text:style-name="T154">Co. </text:span><text:span text:style-name="T151">Finland.</text:span><text:span text:style-name="T153"> </text:span></text:p>
      <text:p text:style-name="P9">9/2016-<text:span text:style-name="T164">7</text:span>/20<text:span text:style-name="T164">19</text:span> <text:span text:style-name="T161">Group leader </text:span><text:span text:style-name="T82">&amp; </text:span><text:span text:style-name="T73">Academy Research Fellow. University of Turku. Mathematics and Statistics. </text:span></text:p>
      <text:p text:style-name="P10"/>
      <text:p text:style-name="P12">International experience</text:p>
      <text:p text:style-name="P10">12/2015-8/2018 (2.5 years) Visiting scholar. <text:span text:style-name="T165">Raes Lab. </text:span>VIB/KU Leuven, Belgium. <text:s/></text:p>
      <text:p text:style-name="P5"><text:span text:style-name="T22">9/</text:span><text:span text:style-name="T23">2012-</text:span><text:span text:style-name="T22">8/</text:span><text:span text:style-name="T23">2015 </text:span><text:span text:style-name="T24">(</text:span><text:span text:style-name="T25">3 years</text:span><text:span text:style-name="T24">) </text:span><text:span text:style-name="T23">Academy of Finland </text:span><text:span text:style-name="T26">Postdoc</text:span><text:span text:style-name="T23">.</text:span><text:span text:style-name="T25"> </text:span><text:span text:style-name="T27">Univ. </text:span><text:span text:style-name="T79">Helsinki </text:span><text:span text:style-name="T80">&amp; </text:span><text:span text:style-name="T85">Wageningen </text:span><text:span text:style-name="T86">(Netherlands)</text:span><text:span text:style-name="T87">. </text:span></text:p>
      <text:p text:style-name="P19"><text:span text:style-name="T88">1</text:span><text:span text:style-name="T87">1/2010-1/2011 </text:span><text:span text:style-name="T89">(3 months) </text:span><text:span text:style-name="T87">European Bioinformatics Institute EBI, UK. </text:span><text:span text:style-name="T28">Visiting </text:span><text:span text:style-name="T23">scholar.</text:span><text:span text:style-name="T29"> </text:span></text:p>
      <text:p text:style-name="P18"><text:span text:style-name="T87">7/2002 </text:span><text:span text:style-name="T90">(1.5 months) </text:span><text:span text:style-name="T91">Croatian </text:span><text:span text:style-name="T92">Meteorological Institute, Zagreb, Croatia. </text:span><text:span text:style-name="T87">Summer trainee. </text:span><text:span text:style-name="T92"><text:s/></text:span><text:span text:style-name="T87"><text:s/></text:span></text:p>
      <text:p text:style-name="P19"><text:span text:style-name="T87">6/2001-8/2001 </text:span><text:span text:style-name="T89">(3 months) </text:span><text:span text:style-name="T87">CERN, Geneva, Switzerland. Research trainee.</text:span></text:p>
      <text:p text:style-name="P20"><text:span text:style-name="T87">9-</text:span><text:span text:style-name="T84">10/2000 (2 months) Dakshinayan, Bihar, India. Volunteering teacher in a rural village.</text:span></text:p>
      <text:p text:style-name="P21"><text:span text:style-name="T2">Fellowships and awards in the last 5 years </text:span><text:span text:style-name="T166">Major </text:span><text:span text:style-name="T167">awards:</text:span><text:span text:style-name="T98">Academy of Finland </text:span><text:span text:style-name="T99">Research F</text:span><text:span text:style-name="T98">ellow</text:span><text:span text:style-name="T93"> (</text:span><text:span text:style-name="T97">1.14M</text:span><text:span text:style-name="T96">e; </text:span><text:span text:style-name="T95">9/</text:span><text:span text:style-name="T96">201</text:span><text:span text:style-name="T94">6</text:span><text:span text:style-name="T96">-</text:span><text:span text:style-name="T95">8/</text:span><text:span text:style-name="T96">20</text:span><text:span text:style-name="T94">21</text:span><text:span text:style-name="T93">); </text:span><text:span text:style-name="T108">201</text:span><text:span text:style-name="T109">7</text:span><text:span text:style-name="T108"> Open </text:span><text:span text:style-name="T110">S</text:span><text:span text:style-name="T108">cience award </text:span><text:span text:style-name="T111">by</text:span><text:span text:style-name="T108"> Ministry of Education and Culture</text:span><text:span text:style-name="T101"> </text:span><text:span text:style-name="T105">f</text:span><text:span text:style-name="T101">or </text:span><text:span text:style-name="T102">Open Knowledge Finland Open Science work group, </text:span><text:span text:style-name="T104">where</text:span><text:span text:style-name="T102"> I am founding member, first coordinator, and </text:span><text:span text:style-name="T103">active </text:span><text:span text:style-name="T104">contributor</text:span><text:span text:style-name="T102">.</text:span></text:p>
      <text:p text:style-name="P15"><text:span text:style-name="T3">S</text:span><text:span text:style-name="T1">upervision </text:span><text:span text:style-name="T3">of graduate students and research fellows </text:span><text:span text:style-name="T81">PI in University of Turku. </text:span><text:span text:style-name="T20">P</text:span><text:span text:style-name="T18">rimary supervisor for </text:span><text:span text:style-name="T14">2</text:span><text:span text:style-name="T12"> </text:span><text:span text:style-name="T13">PhD student</text:span><text:span text:style-name="T18">s</text:span><text:span text:style-name="T15">; </text:span><text:span text:style-name="T20">c</text:span><text:span text:style-name="T15">o-supervis</text:span><text:span text:style-name="T21">or for</text:span><text:span text:style-name="T17"> </text:span><text:span text:style-name="T15">2 postdocs </text:span><text:span text:style-name="T20">and </text:span><text:span text:style-name="T19">4</text:span><text:span text:style-name="T13"> PhD students</text:span><text:span text:style-name="T16">. Graduated </text:span><text:span text:style-name="T18">(</text:span><text:span text:style-name="T16">co-</text:span><text:span text:style-name="T18">instructor)</text:span><text:span text:style-name="T16">: </text:span><text:span text:style-name="T19">2 </text:span><text:span text:style-name="T18">PhD student</text:span><text:span text:style-name="T19">s (both with distinction)</text:span><text:span text:style-name="T30">.</text:span></text:p>
      <text:list xml:id="list2246703181" text:style-name="RTF_5f_Num_20_3">
        <text:list-item>
          <text:p text:style-name="P22">Community service</text:p>
        </text:list-item>
        <text:list-item>
          <text:p text:style-name="P23"><text:span text:style-name="T127">2</text:span><text:span text:style-name="T133">022 European Conference on Computational Biology (ECCB)</text:span><text:span text:style-name="T129">.</text:span><text:span text:style-name="T128"> </text:span><text:span text:style-name="T134">O</text:span><text:span text:style-name="T135">rganiz</text:span><text:span text:style-name="T134">ing committee</text:span><text:span text:style-name="T136">.</text:span></text:p>
        </text:list-item>
        <text:list-item>
          <text:p text:style-name="P26"><text:span text:style-name="T42">9/</text:span><text:span text:style-name="T43">2019 PhD thesis opponent. Karolinska Institutet, Sweden </text:span><text:span text:style-name="T46">(</text:span><text:span text:style-name="T44">Mauricio Barrientos-Somarribas</text:span><text:span text:style-name="T46">)</text:span></text:p>
        </text:list-item>
        <text:list-item>
          <text:p text:style-name="P26"><text:span text:style-name="T127">2</text:span><text:span text:style-name="T137">019- </text:span>DARIAH-EU Bibliographic Data work group member. </text:p>
        </text:list-item>
        <text:list-item>
          <text:p text:style-name="P24"><text:span text:style-name="T127">2018- </text:span><text:span text:style-name="T128">Editor</text:span><text:span text:style-name="T129">ial board.</text:span><text:span text:style-name="T128"> </text:span><text:span text:style-name="T130">Frontiers in Microbiology </text:span><text:span text:style-name="T131">(2019-) </text:span><text:span text:style-name="T130">&amp; </text:span><text:span text:style-name="T128">Versus </text:span><text:span text:style-name="T132">Journal </text:span><text:span text:style-name="T131">(2018-)</text:span><text:span text:style-name="T37">. </text:span></text:p>
        </text:list-item>
        <text:list-item>
          <text:p text:style-name="P25"><text:span text:style-name="T117">12/</text:span><text:span text:style-name="T118">2016 </text:span><text:span text:style-name="T117">(</text:span><text:span text:style-name="T112">Int’</text:span><text:span text:style-name="T113">l</text:span><text:span text:style-name="T114">) </text:span><text:span text:style-name="T117">Conference </text:span><text:span text:style-name="T118">Philosophy and History of Open Science. </text:span><text:span text:style-name="T122">O</text:span><text:span text:style-name="T119">rganiz</text:span><text:span text:style-name="T122">ing committee</text:span><text:span text:style-name="T118">.</text:span></text:p>
        </text:list-item>
        <text:list-item>
          <text:p text:style-name="P25"><text:span text:style-name="T117">3/</text:span><text:span text:style-name="T118">2</text:span><text:span text:style-name="T117">018 </text:span><text:span text:style-name="T31">D</text:span><text:span text:style-name="T32">igital Humanities in the Nordics</text:span><text:span text:style-name="T33">. </text:span><text:span text:style-name="T121">P</text:span><text:span text:style-name="T120">rogram </text:span><text:span text:style-name="T118">committee</text:span><text:span text:style-name="T32"> </text:span><text:span text:style-name="T34">(Open Science chair).</text:span></text:p>
        </text:list-item>
        <text:list-item>
          <text:p text:style-name="P25"><text:span text:style-name="T34">9/2018 </text:span><text:span text:style-name="T31">European Conference Machine Learning &amp; Knowledge Discovery</text:span><text:span text:style-name="T35">. </text:span><text:span text:style-name="T34">Program committee</text:span><text:span text:style-name="T36">.</text:span></text:p>
        </text:list-item>
        <text:list-item>
          <text:p text:style-name="P25"><text:span text:style-name="T38">9/2017 </text:span><text:span text:style-name="T39">European Conference Machine Learning &amp; Knowledge Discovery</text:span><text:span text:style-name="T40">. </text:span><text:span text:style-name="T38">Program committee</text:span><text:span text:style-name="T41">.</text:span></text:p>
        </text:list-item>
        <text:list-item>
          <text:p text:style-name="P24"><text:span text:style-name="T138">201</text:span><text:span text:style-name="T139">3</text:span><text:span text:style-name="T140">-1</text:span><text:span text:style-name="T139">5 </text:span><text:span text:style-name="T141">Found</text:span><text:span text:style-name="T142">er</text:span><text:span text:style-name="T141"> </text:span><text:span text:style-name="T143">&amp;</text:span><text:span text:style-name="T141"> </text:span><text:span text:style-name="T139">coordinator. </text:span><text:span text:style-name="T141">Open Knowledge Finland </text:span><text:span text:style-name="T144">ry. </text:span><text:span text:style-name="T141">Open Science Work Group. </text:span><text:span text:style-name="T145">Finland.</text:span></text:p>
        </text:list-item>
        <text:list-item>
          <text:p text:style-name="P24"><text:span text:style-name="T146">2009-10 Board member, </text:span><text:span text:style-name="T145">PR &amp; </text:span><text:span text:style-name="T147">v</text:span><text:span text:style-name="T146">ice pres</text:span><text:span text:style-name="T148">ident</text:span><text:span text:style-name="T146">. </text:span><text:span text:style-name="T149">Society for Bioinformatics</text:span><text:span text:style-name="T146">. </text:span><text:span text:style-name="T145">Finland.</text:span></text:p>
          <text:list>
            <text:list-item>
              <text:list>
                <text:list-item>
                  <text:p text:style-name="P27"><text:s/></text:p>
                </text:list-item>
              </text:list>
            </text:list-item>
          </text:list>
        </text:list-item>
      </text:list>
      <text:p text:style-name="P6"><text:span text:style-name="T47">Bibliographic information </text:span><text:span text:style-name="T50">6</text:span><text:span text:style-name="T53">3</text:span><text:span text:style-name="T48"> peer-reviewed publications; h-index </text:span><text:span text:style-name="T50">20</text:span><text:span text:style-name="T48">; </text:span><text:span text:style-name="T50">20</text:span><text:span text:style-name="T48">00+ citations; </text:span><text:span text:style-name="T49">150+ co-authors; </text:span><text:span text:style-name="T51">10</text:span><text:span text:style-name="T65">0+ </text:span><text:span text:style-name="T61">academic </text:span><text:span text:style-name="T64">presentations </text:span><text:span text:style-name="T63">and </text:span><text:span text:style-name="T56">workshops </text:span><text:span text:style-name="T61">in </text:span><text:span text:style-name="T62">15+ countries</text:span><text:span text:style-name="T55">. </text:span><text:span text:style-name="T57">Developer of 10+ mature open research software projects </text:span><text:span text:style-name="T59">(bioinformatics, machine learning, open data) </text:span><text:span text:style-name="T58">with ~</text:span><text:span text:style-name="T60">100k </text:span><text:span text:style-name="T59">annual </text:span><text:span text:style-name="T58">downloads</text:span><text:span text:style-name="T5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6.2$Linux_X86_64 LibreOffice_project/20$Build-2</meta:generator>
    <dc:date>2019-09-22T17:56:13.500974641</dc:date>
    <meta:editing-duration>PT18H46M17S</meta:editing-duration>
    <meta:editing-cycles>624</meta:editing-cycles>
    <meta:document-statistic meta:table-count="0" meta:image-count="0" meta:object-count="0" meta:page-count="1" meta:paragraph-count="35" meta:word-count="397" meta:character-count="3115" meta:non-whitespace-character-count="2725"/>
  </office:meta>
</office:document-meta>
</file>